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5cm" svg:height="7.835cm" svg:x="0.77cm" svg:y="5.472cm">
            <draw:object draw:notify-on-update-of-ranges="Sheet1.B2:Sheet1.B11 Sheet1.D2:Sheet1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207cm" svg:x="0.798cm" svg:y="13.732cm">
            <draw:object draw:notify-on-update-of-ranges="Sheet1.B2:Sheet1.B1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/>
          <table:table-cell table:style-name="ce3" office:value-type="string" calcext:value-type="string">
            <text:p>Processe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48905712" calcext:value-type="float">
            <text:p>1048905712</text:p>
          </table:table-cell>
          <table:table-cell office:value-type="float" office:value="1" calcext:value-type="float">
            <text:p>1.00</text:p>
          </table:table-cell>
          <table:table-cell table:formula="of:=[.D2]/[.B2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3447123" calcext:value-type="float">
            <text:p>513447123</text:p>
          </table:table-cell>
          <table:table-cell table:formula="of:= [.C2] / [.C3]" office:value-type="float" office:value="2.04286997631108" calcext:value-type="float">
            <text:p>2.04</text:p>
          </table:table-cell>
          <table:table-cell table:formula="of:=[.D3]/[.B3]" office:value-type="float" office:value="1.02143498815554" calcext:value-type="float">
            <text:p>1.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5612223" calcext:value-type="float">
            <text:p>265612223</text:p>
          </table:table-cell>
          <table:table-cell table:formula="of:= [.C2] / [.C4]" office:value-type="float" office:value="3.94901145795538" calcext:value-type="float">
            <text:p>3.95</text:p>
          </table:table-cell>
          <table:table-cell table:formula="of:=[.D4]/[.B4]" office:value-type="float" office:value="0.987252864488845" calcext:value-type="float">
            <text:p>0.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3816093" calcext:value-type="float">
            <text:p>133816093</text:p>
          </table:table-cell>
          <table:table-cell table:formula="of:=[.C2]/[.C5]" office:value-type="float" office:value="7.83841232010861" calcext:value-type="float">
            <text:p>7.84</text:p>
          </table:table-cell>
          <table:table-cell table:formula="of:=[.D5]/[.B5]" office:value-type="float" office:value="0.979801540013577" calcext:value-type="float">
            <text:p>0.9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7897407" calcext:value-type="float">
            <text:p>77897407</text:p>
          </table:table-cell>
          <table:table-cell table:formula="of:= [.C2] / [.C6]" office:value-type="float" office:value="13.4652198628383" calcext:value-type="float">
            <text:p>13.47</text:p>
          </table:table-cell>
          <table:table-cell table:formula="of:=[.D6]/[.B6]" office:value-type="float" office:value="1.12210165523653" calcext:value-type="float">
            <text:p>1.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9379789" calcext:value-type="float">
            <text:p>59379789</text:p>
          </table:table-cell>
          <table:table-cell table:formula="of:= [.C2] / [.C7]" office:value-type="float" office:value="17.6643556614861" calcext:value-type="float">
            <text:p>17.66</text:p>
          </table:table-cell>
          <table:table-cell table:formula="of:=[.D7]/[.B7]" office:value-type="float" office:value="1.10402222884288" calcext:value-type="float">
            <text:p>1.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8492675" calcext:value-type="float">
            <text:p>48492675</text:p>
          </table:table-cell>
          <table:table-cell table:formula="of:= [.C2] / [.C8]" office:value-type="float" office:value="21.6301887243795" calcext:value-type="float">
            <text:p>21.63</text:p>
          </table:table-cell>
          <table:table-cell table:formula="of:=[.D8]/[.B8]" office:value-type="float" office:value="1.08150943621898" calcext:value-type="float">
            <text:p>1.0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0802478" calcext:value-type="float">
            <text:p>40802478</text:p>
          </table:table-cell>
          <table:table-cell table:formula="of:= [.C2] / [.C9]" office:value-type="float" office:value="25.7069120164712" calcext:value-type="float">
            <text:p>25.71</text:p>
          </table:table-cell>
          <table:table-cell table:formula="of:=[.D9]/[.B9]" office:value-type="float" office:value="1.07112133401963" calcext:value-type="float">
            <text:p>1.0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5444373" calcext:value-type="float">
            <text:p>35444373</text:p>
          </table:table-cell>
          <table:table-cell table:formula="of:= [.C2] / [.C10]" office:value-type="float" office:value="29.5930107721189" calcext:value-type="float">
            <text:p>29.59</text:p>
          </table:table-cell>
          <table:table-cell table:formula="of:=[.D10]/[.B10]" office:value-type="float" office:value="1.05689324186139" calcext:value-type="float">
            <text:p>1.0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2778616" calcext:value-type="float">
            <text:p>32778616</text:p>
          </table:table-cell>
          <table:table-cell table:formula="of:= [.C2] / [.C11]" office:value-type="float" office:value="31.9996949230559" calcext:value-type="float">
            <text:p>32.00</text:p>
          </table:table-cell>
          <table:table-cell table:formula="of:=[.D11]/[.B11]" office:value-type="float" office:value="0.999990466345498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-00-00</text:date>, <text:time style:data-style-name="N2" text:time-value="20:56:14.494421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eschamp</meta:initial-creator>
    <meta:creation-date>2015-02-22T17:37:06.114441629</meta:creation-date>
    <dc:date>2015-02-22T21:02:18.030531247</dc:date>
    <dc:creator>Justin Deschamp</dc:creator>
    <meta:editing-duration>PT9M14S</meta:editing-duration>
    <meta:editing-cycles>4</meta:editing-cycles>
    <meta:generator>LibreOffice/4.2.7.2$Linux_X86_64 LibreOffice_project/42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7.836cm" xlink:href=".." xlink:type="simple" chart:class="chart:bar" chart:style-name="ch1">
        <chart:title svg:x="5.449cm" svg:y="0.292cm" chart:style-name="ch2">
          <text:p>Processes vs. Speed Up</text:p>
        </chart:title>
        <chart:subtitle svg:x="6.362cm" svg:y="1.253cm" chart:style-name="ch3">
          <text:p>(2 to 1000000000)</text:p>
        </chart:subtitle>
        <chart:legend chart:legend-position="end" svg:x="13.935cm" svg:y="3.619cm" style:legend-expansion="high" chart:style-name="ch4"/>
        <chart:plot-area chart:style-name="ch5" table:cell-range-address="Sheet1.B2:Sheet1.B11 Sheet1.D2:Sheet1.D11" chart:data-source-has-labels="both" svg:x="1.33cm" svg:y="2.118cm" svg:width="12.286cm" svg:height="4.581cm">
          <chartooo:coordinate-region svg:x="2.428cm" svg:y="2.317cm" svg:width="11.188cm" svg:height="3.735cm"/>
          <chart:axis chart:dimension="x" chart:name="primary-x" chart:style-name="ch6" chartooo:axis-type="auto">
            <chartooo:date-scale/>
            <chart:title svg:x="5.868cm" svg:y="6.855cm" chart:style-name="ch7">
              <text:p>Number of Processes</text:p>
            </chart:title>
            <chart:categories table:cell-range-address="Sheet1.B2:Sheet1.B11"/>
          </chart:axis>
          <chart:axis chart:dimension="y" chart:name="primary-y" chart:style-name="ch8">
            <chart:title svg:x="0.451cm" svg:y="5.193cm" chart:style-name="ch9">
              <text:p>Speed Up</text:p>
            </chart:title>
            <chart:grid chart:style-name="ch10" chart:class="major"/>
          </chart:axis>
          <chart:series chart:style-name="ch11" chart:values-cell-range-address="Sheet1.D2:Sheet1.D11" chart:label-cell-address="speedup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11</svg:desc>
                </draw:g>
              </table:table-cell>
              <table:table-cell office:value-type="float" office:value="1">
                <text:p>1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4286997631108">
                <text:p>2.042869976311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4901145795538">
                <text:p>3.949011457955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3841232010861">
                <text:p>7.838412320108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.4652198628383">
                <text:p>13.46521986283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.6643556614861">
                <text:p>17.66435566148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.6301887243795">
                <text:p>21.630188724379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.7069120164712">
                <text:p>25.70691201647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9.5930107721189">
                <text:p>29.59301077211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.9996949230559">
                <text:p>31.9996949230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208cm" xlink:href=".." xlink:type="simple" chart:class="chart:bar" chart:style-name="ch1">
        <chart:title svg:x="5.449cm" svg:y="0.3cm" chart:style-name="ch2">
          <text:p>Processes vs. Efficiency</text:p>
        </chart:title>
        <chart:subtitle svg:x="6.362cm" svg:y="1.269cm" chart:style-name="ch3">
          <text:p>(2 to 1000000000)</text:p>
        </chart:subtitle>
        <chart:legend chart:legend-position="end" svg:x="14.675cm" svg:y="3.805cm" style:legend-expansion="high" chart:style-name="ch4"/>
        <chart:plot-area chart:style-name="ch5" table:cell-range-address="Sheet1.B2:Sheet1.B11 Sheet1.E2:Sheet1.E11" chart:data-source-has-labels="both" svg:x="1.33cm" svg:y="2.142cm" svg:width="13.026cm" svg:height="4.921cm">
          <chartooo:coordinate-region svg:x="2.242cm" svg:y="2.341cm" svg:width="12.114cm" svg:height="4.075cm"/>
          <chart:axis chart:dimension="x" chart:name="primary-x" chart:style-name="ch6" chartooo:axis-type="auto">
            <chartooo:date-scale/>
            <chart:title svg:x="6.238cm" svg:y="7.227cm" chart:style-name="ch7">
              <text:p>Number of Processes</text:p>
            </chart:title>
            <chart:categories table:cell-range-address="Sheet1.B2:Sheet1.B11"/>
          </chart:axis>
          <chart:axis chart:dimension="y" chart:name="primary-y" chart:style-name="ch8">
            <chart:title svg:x="0.451cm" svg:y="5.334cm" chart:style-name="ch9">
              <text:p>Efficiency</text:p>
            </chart:title>
            <chart:grid chart:style-name="ch10" chart:class="major"/>
          </chart:axis>
          <chart:series chart:style-name="ch11" chart:values-cell-range-address="Sheet1.E2:Sheet1.E11" chart:label-cell-address="effc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11</svg:desc>
                </draw:g>
              </table:table-cell>
              <table:table-cell office:value-type="float" office:value="1">
                <text:p>1</text:p>
                <draw:g>
                  <svg:desc>Sheet1.E2:Sheet1.E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2143498815554">
                <text:p>1.021434988155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87252864488845">
                <text:p>0.9872528644888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79801540013577">
                <text:p>0.9798015400135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12210165523653">
                <text:p>1.122101655236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0402222884288">
                <text:p>1.104022228842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8150943621898">
                <text:p>1.0815094362189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07112133401963">
                <text:p>1.0711213340196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05689324186139">
                <text:p>1.0568932418613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99990466345498">
                <text:p>0.999990466345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